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/>
    <style:style style:name="P22" style:parent-style-name="Základnítext" style:family="paragraph"/>
    <style:style style:name="P23" style:parent-style-name="Základnítext" style:family="paragraph">
      <style:paragraph-properties fo:margin-left="0.5in">
        <style:tab-stops/>
      </style:paragraph-properties>
    </style:style>
    <style:style style:name="P24" style:parent-style-name="Základnítext" style:family="paragraph"/>
    <style:style style:name="P25" style:parent-style-name="Základnítext" style:family="paragraph">
      <style:paragraph-properties fo:margin-left="0.5in">
        <style:tab-stops/>
      </style:paragraph-properties>
    </style:style>
    <style:style style:name="P26" style:parent-style-name="Základnítext" style:family="paragraph"/>
    <style:style style:name="P27" style:parent-style-name="Základnítext" style:family="paragraph">
      <style:paragraph-properties fo:margin-left="0.5in">
        <style:tab-stops/>
      </style:paragraph-properties>
    </style:style>
    <style:style style:name="P28" style:parent-style-name="Základnítext" style:family="paragraph"/>
    <style:style style:name="P29" style:parent-style-name="Základnítext" style:family="paragraph">
      <style:paragraph-properties fo:margin-left="0.5in">
        <style:tab-stops/>
      </style:paragraph-properties>
    </style:style>
    <style:style style:name="P30" style:parent-style-name="Základnítext" style:family="paragraph"/>
    <style:style style:name="P31" style:parent-style-name="Základnítext" style:family="paragraph">
      <style:paragraph-properties fo:margin-left="0.5in">
        <style:tab-stops/>
      </style:paragraph-properties>
    </style:style>
    <style:style style:name="P32" style:parent-style-name="Základnítext" style:family="paragraph"/>
    <style:style style:name="P33" style:parent-style-name="Základnítext" style:family="paragraph">
      <style:paragraph-properties fo:margin-left="0.5in">
        <style:tab-stops/>
      </style:paragraph-properties>
    </style:style>
    <style:style style:name="P34" style:parent-style-name="Základnítext" style:family="paragraph"/>
    <style:style style:name="P35" style:parent-style-name="Základnítext" style:family="paragraph">
      <style:paragraph-properties fo:margin-left="0.5in">
        <style:tab-stops/>
      </style:paragraph-properties>
    </style:style>
    <style:style style:name="P36" style:parent-style-name="Základnítext" style:family="paragraph"/>
    <style:style style:name="P37" style:parent-style-name="Základnítext" style:family="paragraph">
      <style:paragraph-properties fo:margin-left="0.5in">
        <style:tab-stops/>
      </style:paragraph-properties>
    </style:style>
    <style:style style:name="P38" style:parent-style-name="Základnítext" style:family="paragraph"/>
    <style:style style:name="P39" style:parent-style-name="Základnítext" style:family="paragraph">
      <style:paragraph-properties fo:margin-left="0.5in">
        <style:tab-stops/>
      </style:paragraph-properties>
    </style:style>
    <style:style style:name="P40" style:parent-style-name="Základnítext" style:family="paragraph"/>
    <style:style style:name="P41" style:parent-style-name="Základnítext" style:family="paragraph">
      <style:paragraph-properties fo:margin-left="0.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1/2022<text:bookmark-end text:name="Text14"/></text:p>
            <text:p text:style-name="Normální">KVOP-28592/2022<text:bookmark-end text:name="Text2"/></text:p>
            <text:p text:style-name="Normální"><text:bookmark-start text:name="Text6"/>03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ý pane P.,</text:p>
      <text:p text:style-name="Základnítext">dne 29. dubna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5" text:continue-numbering="true">
        <text:list-item>
          <text:p text:style-name="P17">kolik bylo přijato stížností proti postupu veřejného ochránce práv v oblasti omezení osob na svobodě; žádáte o citace z posledních deseti takových stížností;</text:p>
        </text:list-item>
        <text:list-item>
          <text:p text:style-name="P18">jaký úřad je nadřízený veřejnému ochránci práv;</text:p>
        </text:list-item>
        <text:list-item>
          <text:p text:style-name="P19">citaci z obsahu stanoviska veřejného ochránce práv ze dne 23. 4. 2009, sp. zn. 3089/2008/VOP/MC;</text:p>
        </text:list-item>
        <text:list-item>
          <text:p text:style-name="P20">citaci z obsahu Vašeho podání z listopadu 2021 s uvedením toho, co konkrétně chybělo proto, aby mohl veřejný ochránce práv zahájit šetření.</text:p>
        </text:list-item>
      </text:list>
      <text:p text:style-name="P21"/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<text:span text:style-name="Silné">Tuto informaci nelze poskytnout.</text:span><text:s/>V podrobnostech odkazuji na současně vydané rozhodnutí o částečném odmítnutí informací.</text:p>
      <text:p text:style-name="Základnítext">K bodu č. 2</text:p>
      <text:p text:style-name="Základnítext">Nadřízeným orgánem veřejného ochránce práv je Poslanecká sněmovna Parlamentu České republiky. Za výkon funkce odpovídá ochránce poslanecké sněmovně.<text:span text:style-name="Značkapozn.podčarou"><text:note text:note-class="footnote" text:id="_ftn0"><text:note-citation>1</text:note-citation><text:note-body><text:p text:style-name="Textpozn.podčarou"><text:s/>Dle § 5 odst. 2 zákona č. 349/1999 Sb., o veřejném ochránci práv, ve znění pozdějších předpisů.</text:p></text:note-body></text:note></text:span></text:p>
      <text:p text:style-name="Základnítext">K bodu č. 3</text:p>
      <text:p text:style-name="Základnítext">Výňatek ze zprávy o šetření ze dne 23. 4. 2009, sp. zn. 3089/2008/VOP/MC:</text:p>
      <text:list text:style-name="LFO12" text:continue-numbering="true">
        <text:list-item>
          <text:p text:style-name="P22">Absence samostatných sprchových boxů se zástěnou na koupelně – OZSTZ a špatné hygienické podmínky v koupelně (špína a zápach)</text:p>
        </text:list-item>
      </text:list>
      <text:soft-page-break/>
      <text:p text:style-name="P23">V tomto bodě shledávám pochybení VS ČR.</text:p>
      <text:list text:style-name="LFO12" text:continue-numbering="true">
        <text:list-item>
          <text:p text:style-name="P24">Absence obezdění WC na cele a jeho odvětrávání, nemožnost plného otevření okna a větrání cely</text:p>
        </text:list-item>
      </text:list>
      <text:p text:style-name="P25">V tomto bodě shledávám pochybení VS ČR.</text:p>
      <text:list text:style-name="LFO12" text:continue-numbering="true">
        <text:list-item>
          <text:p text:style-name="P26">Zákaz účastnit se bohoslužeb</text:p>
        </text:list-item>
      </text:list>
      <text:p text:style-name="P27">V tomto bodě<text:s/>neshledávám pochybení VS ČR.</text:p>
      <text:list text:style-name="LFO12" text:continue-numbering="true">
        <text:list-item>
          <text:p text:style-name="P28">Poutání stěžovatele při předvádění mimo OZSTZ</text:p>
        </text:list-item>
      </text:list>
      <text:p text:style-name="P29">V tomto bodě shledávám pochybení VS ČR.</text:p>
      <text:list text:style-name="LFO12" text:continue-numbering="true">
        <text:list-item>
          <text:p text:style-name="P30">Nedostatečné osvětlení cely, celonoční svícení a nemožnost regulace osvětlení z cely</text:p>
        </text:list-item>
      </text:list>
      <text:p text:style-name="P31">S poukazem na ustanovení § 2 odst. 2 ZVTOS a Čl. 39<text:s/>Evropských vězeňských pravidel<text:s/>shledávám v tomto bodě pochybení VS ČR.</text:p>
      <text:list text:style-name="LFO12" text:continue-numbering="true">
        <text:list-item>
          <text:p text:style-name="P32">Nedostatečné ohodnocení práce</text:p>
        </text:list-item>
      </text:list>
      <text:p text:style-name="P33">V tomto bodě<text:s/>neshledávám pochybení VS ČR.</text:p>
      <text:list text:style-name="LFO12" text:continue-numbering="true">
        <text:list-item>
          <text:p text:style-name="P34">Ukotvení nábytku cely</text:p>
        </text:list-item>
      </text:list>
      <text:p text:style-name="P35">V tomto bodě shledávám pochybení VS ČR.</text:p>
      <text:list text:style-name="LFO12" text:continue-numbering="true">
        <text:list-item>
          <text:p text:style-name="P36">Přemístění do Věznice Horní Slavkov z Věznice Rýnovice bez legitimního důvodu</text:p>
        </text:list-item>
      </text:list>
      <text:p text:style-name="P37">V tomto bodě<text:s/>neshledávám pochybení VS ČR.</text:p>
      <text:list text:style-name="LFO12" text:continue-numbering="true">
        <text:list-item>
          <text:p text:style-name="P38">Použití kukly při eskortě odsouzeného do Vazební věznice Praha-Pankrác</text:p>
        </text:list-item>
      </text:list>
      <text:p text:style-name="P39">V tomto bodě shledávám pochybení VS ČR.</text:p>
      <text:list text:style-name="LFO12" text:continue-numbering="true">
        <text:list-item>
          <text:p text:style-name="P40">Stížnost na celkové horší podmínky pro výkon trestu odnětí svobody ve Věznici Horní Slavkov oproti Věznici Rýnovice a z toho vyplývající nerovné zacházení</text:p>
        </text:list-item>
      </text:list>
      <text:p text:style-name="P41">V tomto bodě<text:s/>neshledávám pochybení VS ČR.</text:p>
      <text:p text:style-name="Základnítext">K bodu č. 4</text:p>
      <text:p text:style-name="Základnítext">V uvedeném období<text:s/>(listopad 2021)<text:s/>Kancelář veřejného ochránce zaevidovala pod sp. zn. 475/2021/VOP/VGB Váš dopis doručený dne 18. 11. 2021<text:s/>(v příloze) adresovaný paní Marii Hemalové. Tento<text:s/>dopis byl založen do spisu, neboť přes opakované poučení neobsahoval zákonné náležitosti podnětu dle § 11 odst. 1 zákona o veřejném ochránci práv.</text:p>
      <text:p text:style-name="Základnítext">Ustanovení § 11 odst. 1 zákona o veřejném ochránci práv:</text:p>
      <text:p text:style-name="Základnítext"><text:span text:style-name="Zdůraznění">„Podnět musí obsahovat <text:s/></text:span></text:p>
      <text:p text:style-name="Základnítext"><text:span text:style-name="Zdůraznění">a) vylíčení podstatných okolností věci (§ 10 odst. 1), včetně sdělení, zda věc byla předložena také jinému státnímu orgánu, popřípadě s jakým výsledkem,<text:s/></text:span></text:p>
      <text:soft-page-break/>
      <text:p text:style-name="Základnítext"><text:span text:style-name="Zdůraznění">b) označení úřadu, popřípadě jméno a příjmení nebo jiné údaje o totožnosti osoby, jíž se podnět týká,<text:s/></text:span></text:p>
      <text:p text:style-name="Základnítext"><text:span text:style-name="Zdůraznění">c) doklad o tom, že úřad, jehož se podnět týká, byl neúspěšně vyzván k nápravě,<text:s/></text:span></text:p>
      <text:p text:style-name="Základnítext"><text:span text:style-name="Zdůraznění">d) jméno, příjmení a bydliště, u právnické osoby název, sídlo a osoby oprávněné jejím jménem jednat, toho, kdo podnět podává (dále jen "stěžovatel").“</text:span></text:p>
      <text:p text:style-name="Základnítext"><text:span text:style-name="Zdůraznění">K uvedenému podání nebyl přiložen doklad o tom, že státní orgán byl neúspěšně vyzván k nápravě, resp. nepřiložil jste vyřízení stížnosti ze strany Věznice Horní Slavkov, Generálního ředitelství Vězeňské služby ČR či Ministerstva spravedlnosti /písm. c) uvedeného ustanovení/ a nevylíčil jste podstatné okolnosti věci, resp. neuvedl jste, co konkrétně namítáte proti tomuto vyřízení /písm. a) citovaného ustanovení/.</text:span></text:p>
      <text:p text:style-name="podpis"/>
      <text:p text:style-name="podpis"/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a</text:p>
      <text:p text:style-name="Normální">kopie podání ze dne 7. 11. 2021</text:p>
      <text:p text:style-name="Normální"/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IGRE*</text:span>*KVOPX00CIGRE*</text:p>
        <text:p text:style-name="P12"><text:span text:style-name="T13">KVOPX00CIGRE</text:span>KVOPX00CIGR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5T09:54:00Z</meta:creation-date>
    <dc:date>2022-06-15T09:54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8" meta:word-count="582" meta:character-count="4013" meta:row-count="28" meta:non-whitespace-character-count="3439"/>
  </office:meta>
</office:document-meta>
</file>